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96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5a80"/>
    </style:style>
    <style:style style:name="gr4" style:family="graphic" style:parent-style-name="standard">
      <style:graphic-properties draw:stroke="none" svg:stroke-width="0.04cm" draw:fill-color="#e4405c"/>
    </style:style>
    <style:style style:name="gr5" style:family="graphic" style:parent-style-name="standard">
      <style:graphic-properties draw:stroke="none" svg:stroke-width="0.04cm" draw:fill-color="#cf0e30"/>
    </style:style>
    <style:style style:name="gr6" style:family="graphic" style:parent-style-name="standard">
      <style:graphic-properties draw:stroke="none" svg:stroke-width="0.04cm" draw:fill-color="#790015"/>
    </style:style>
    <style:style style:name="gr7" style:family="graphic" style:parent-style-name="standard">
      <style:graphic-properties draw:stroke="none" svg:stroke-width="0.04cm" draw:fill-color="#009cd4"/>
    </style:style>
    <style:style style:name="gr8" style:family="graphic" style:parent-style-name="standard">
      <style:graphic-properties draw:stroke="none" svg:stroke-width="0.1cm" draw:fill-color="#ffffff"/>
    </style:style>
    <style:style style:name="gr9" style:family="graphic" style:parent-style-name="standard">
      <style:graphic-properties draw:stroke="none" svg:stroke-width="0.04cm" draw:fill-color="#000000"/>
    </style:style>
    <style:style style:name="gr10" style:family="graphic" style:parent-style-name="standard">
      <style:graphic-properties svg:stroke-width="0.1cm" svg:stroke-color="#ffffff" draw:fill="none" draw:fill-color="#ffffff"/>
    </style:style>
    <style:style style:name="gr11" style:family="graphic" style:parent-style-name="standard">
      <style:graphic-properties draw:stroke="none" svg:stroke-width="0.1cm" draw:fill-color="#e4405c"/>
    </style:style>
  </office:automatic-styles>
  <office:body>
    <office:drawing>
      <draw:page draw:name="page1" draw:style-name="dp1" draw:master-page-name="Default">
        <draw:g>
          <draw:glue-point draw:id="4" svg:x="-3.377cm" svg:y="-5cm"/>
          <draw:glue-point draw:id="5" svg:x="5cm" svg:y="-5cm"/>
          <draw:glue-point draw:id="6" svg:x="0.811cm" svg:y="-5cm"/>
          <draw:glue-point draw:id="7" svg:x="-5cm" svg:y="5cm"/>
          <draw:glue-point draw:id="8" svg:x="3.874cm" svg:y="5cm"/>
          <draw:glue-point draw:id="9" svg:x="-0.563cm" svg:y="5cm"/>
          <draw:glue-point draw:id="10" svg:x="-5cm" svg:y="-4.193cm"/>
          <draw:glue-point draw:id="11" svg:x="-5cm" svg:y="0.403cm"/>
          <draw:glue-point draw:id="12" svg:x="5cm" svg:y="4.193cm"/>
          <draw:glue-point draw:id="13" svg:x="5cm" svg:y="-0.403cm"/>
          <draw:glue-point draw:id="14" svg:x="0cm" svg:y="0cm"/>
          <draw:polygon draw:style-name="gr1" draw:layer="layout" svg:width="1.311cm" svg:height="1.311cm" svg:x="0cm" svg:y="0.689cm" svg:viewBox="0 0 1312 1312" draw:points="0,1312 0,0 1312,0 1312,1312">
            <text:p/>
          </draw:polygon>
          <draw:polygon draw:style-name="gr2" draw:layer="layout" svg:width="1.311cm" svg:height="1.311cm" svg:x="0cm" svg:y="0.689cm" svg:viewBox="0 0 1312 1312" draw:points="0,1312 0,0 1312,0 1312,1312">
            <text:p/>
          </draw:polygon>
          <draw:polygon draw:style-name="gr3" draw:layer="layout" svg:width="0.166cm" svg:height="1.472cm" svg:x="1.311cm" svg:y="0.528cm" svg:viewBox="0 0 167 1473" draw:points="167,1311 167,0 0,161 0,1473">
            <text:p/>
          </draw:polygon>
          <draw:polygon draw:style-name="gr2" draw:layer="layout" svg:width="0.166cm" svg:height="1.472cm" svg:x="1.311cm" svg:y="0.528cm" svg:viewBox="0 0 167 1473" draw:points="167,1311 167,0 0,161 0,1473">
            <text:p/>
          </draw:polygon>
          <draw:polygon draw:style-name="gr4" draw:layer="layout" svg:width="1.477cm" svg:height="0.161cm" svg:x="0cm" svg:y="0cm" svg:viewBox="0 0 1478 162" draw:points="239,0 0,162 1311,162 1478,0">
            <text:p/>
          </draw:polygon>
          <draw:polygon draw:style-name="gr2" draw:layer="layout" svg:width="1.477cm" svg:height="0.161cm" svg:x="0cm" svg:y="0cm" svg:viewBox="0 0 1478 162" draw:points="239,0 0,162 1311,162 1478,0">
            <text:p/>
          </draw:polygon>
          <draw:polygon draw:style-name="gr5" draw:layer="layout" svg:width="1.311cm" svg:height="0.528cm" svg:x="0cm" svg:y="0.161cm" svg:viewBox="0 0 1312 529" draw:points="0,529 0,0 1312,0 1312,529">
            <text:p/>
          </draw:polygon>
          <draw:polygon draw:style-name="gr2" draw:layer="layout" svg:width="1.311cm" svg:height="0.528cm" svg:x="0cm" svg:y="0.161cm" svg:viewBox="0 0 1312 529" draw:points="0,529 0,0 1312,0 1312,529">
            <text:p/>
          </draw:polygon>
          <draw:polygon draw:style-name="gr6" draw:layer="layout" svg:width="0.166cm" svg:height="0.689cm" svg:x="1.311cm" svg:y="0cm" svg:viewBox="0 0 167 690" draw:points="167,528 167,0 0,161 0,690">
            <text:p/>
          </draw:polygon>
          <draw:polygon draw:style-name="gr2" draw:layer="layout" svg:width="0.166cm" svg:height="0.689cm" svg:x="1.311cm" svg:y="0cm" svg:viewBox="0 0 167 690" draw:points="167,528 167,0 0,161 0,690">
            <text:p/>
          </draw:polygon>
          <draw:polygon draw:style-name="gr7" draw:layer="layout" svg:width="1.311cm" svg:height="0cm" svg:x="0cm" svg:y="0.689cm" svg:viewBox="0 0 1312 0" draw:points="1312,0 0,0">
            <text:p/>
          </draw:polygon>
          <draw:line draw:style-name="gr2" draw:layer="layout" svg:x1="1.312cm" svg:y1="0.689cm" svg:x2="0cm" svg:y2="0.689cm">
            <text:p/>
          </draw:line>
          <draw:polygon draw:style-name="gr7" draw:layer="layout" svg:width="0.166cm" svg:height="0.161cm" svg:x="1.311cm" svg:y="0.528cm" svg:viewBox="0 0 167 162" draw:points="0,162 167,0">
            <text:p/>
          </draw:polygon>
          <draw:line draw:style-name="gr2" draw:layer="layout" svg:x1="1.311cm" svg:y1="0.69cm" svg:x2="1.478cm" svg:y2="0.528cm">
            <text:p/>
          </draw:line>
          <draw:polygon draw:style-name="gr8" draw:layer="layout" svg:width="0.215cm" svg:height="0.112cm" svg:x="0.21cm" svg:y="0.23cm" svg:viewBox="0 0 216 113" draw:points="216,113 216,0 0,0 0,113">
            <text:p/>
          </draw:polygon>
          <draw:polygon draw:style-name="gr9" draw:layer="layout" svg:width="0cm" svg:height="0cm" svg:x="0.318cm" svg:y="0.289cm" svg:viewBox="0 0 0 0" draw:points="0,0">
            <text:p/>
          </draw:polygon>
          <draw:polyline draw:style-name="gr2" draw:layer="layout" svg:width="0cm" svg:height="0cm" svg:x="0.318cm" svg:y="0.289cm" svg:viewBox="0 0 0 0" draw:points="0,0">
            <text:p/>
          </draw:polyline>
          <draw:polygon draw:style-name="gr8" draw:layer="layout" svg:width="0.21cm" svg:height="0.112cm" svg:x="0.91cm" svg:y="0.23cm" svg:viewBox="0 0 211 113" draw:points="0,113 0,0 211,0 211,113">
            <text:p/>
          </draw:polygon>
          <draw:polygon draw:style-name="gr9" draw:layer="layout" svg:width="0cm" svg:height="0cm" svg:x="1.012cm" svg:y="0.289cm" svg:viewBox="0 0 0 0" draw:points="0,0">
            <text:p/>
          </draw:polygon>
          <draw:polyline draw:style-name="gr2" draw:layer="layout" svg:width="0cm" svg:height="0cm" svg:x="1.012cm" svg:y="0.289cm" svg:viewBox="0 0 0 0" draw:points="0,0">
            <text:p/>
          </draw:polyline>
          <draw:polygon draw:style-name="gr8" draw:layer="layout" svg:width="0.215cm" svg:height="0.108cm" svg:x="0.21cm" svg:y="0.509cm" svg:viewBox="0 0 216 109" draw:points="216,109 216,0 0,0 0,109">
            <text:p/>
          </draw:polygon>
          <draw:polygon draw:style-name="gr9" draw:layer="layout" svg:width="0cm" svg:height="0cm" svg:x="0.318cm" svg:y="0.562cm" svg:viewBox="0 0 0 0" draw:points="0,0">
            <text:p/>
          </draw:polygon>
          <draw:polyline draw:style-name="gr2" draw:layer="layout" svg:width="0cm" svg:height="0cm" svg:x="0.318cm" svg:y="0.562cm" svg:viewBox="0 0 0 0" draw:points="0,0">
            <text:p/>
          </draw:polyline>
          <draw:polygon draw:style-name="gr8" draw:layer="layout" svg:width="0.21cm" svg:height="0.108cm" svg:x="0.91cm" svg:y="0.509cm" svg:viewBox="0 0 211 109" draw:points="0,109 0,0 211,0 211,109">
            <text:p/>
          </draw:polygon>
          <draw:polygon draw:style-name="gr9" draw:layer="layout" svg:width="0cm" svg:height="0cm" svg:x="1.012cm" svg:y="0.562cm" svg:viewBox="0 0 0 0" draw:points="0,0">
            <text:p/>
          </draw:polygon>
          <draw:polyline draw:style-name="gr2" draw:layer="layout" svg:width="0cm" svg:height="0cm" svg:x="1.012cm" svg:y="0.562cm" svg:viewBox="0 0 0 0" draw:points="0,0">
            <text:p/>
          </draw:polyline>
          <draw:polygon draw:style-name="gr9" draw:layer="layout" svg:width="0.65cm" svg:height="0cm" svg:x="0.357cm" svg:y="0.289cm" svg:viewBox="0 0 651 0" draw:points="0,0 651,0">
            <text:p/>
          </draw:polygon>
          <draw:line draw:style-name="gr2" draw:layer="layout" svg:x1="0.357cm" svg:y1="0.289cm" svg:x2="1.008cm" svg:y2="0.289cm">
            <text:p/>
          </draw:line>
          <draw:polygon draw:style-name="gr9" draw:layer="layout" svg:width="0.65cm" svg:height="0cm" svg:x="0.357cm" svg:y="0.562cm" svg:viewBox="0 0 651 0" draw:points="0,0 651,0">
            <text:p/>
          </draw:polygon>
          <draw:line draw:style-name="gr2" draw:layer="layout" svg:x1="0.357cm" svg:y1="0.562cm" svg:x2="1.008cm" svg:y2="0.562cm">
            <text:p/>
          </draw:line>
          <draw:polygon draw:style-name="gr9" draw:layer="layout" svg:width="0.689cm" svg:height="0.274cm" svg:x="0.318cm" svg:y="0.289cm" svg:viewBox="0 0 690 275" draw:points="0,275 690,0">
            <text:p/>
          </draw:polygon>
          <draw:line draw:style-name="gr2" draw:layer="layout" svg:x1="0.318cm" svg:y1="0.564cm" svg:x2="1.008cm" svg:y2="0.289cm">
            <text:p/>
          </draw:line>
          <draw:polygon draw:style-name="gr9" draw:layer="layout" svg:width="0.689cm" svg:height="0.274cm" svg:x="0.318cm" svg:y="0.289cm" svg:viewBox="0 0 690 275" draw:points="0,0 690,275">
            <text:p/>
          </draw:polygon>
          <draw:line draw:style-name="gr2" draw:layer="layout" svg:x1="0.318cm" svg:y1="0.289cm" svg:x2="1.008cm" svg:y2="0.564cm">
            <text:p/>
          </draw:line>
          <draw:line draw:style-name="gr10" draw:layer="layout" svg:x1="0.411cm" svg:y1="1.13cm" svg:x2="0.916cm" svg:y2="1.635cm">
            <text:p/>
          </draw:line>
          <draw:line draw:style-name="gr10" draw:layer="layout" svg:x1="0.401cm" svg:y1="1.634cm" svg:x2="0.92cm" svg:y2="1.11cm">
            <text:p/>
          </draw:line>
          <draw:polygon draw:style-name="gr8" draw:layer="layout" svg:width="0.059cm" svg:height="0.156cm" svg:x="0.318cm" svg:y="0.831cm" svg:viewBox="0 0 60 157" draw:points="40,157 40,44 60,44 30,0 0,44 20,44 20,157">
            <text:p/>
          </draw:polygon>
          <draw:polygon draw:style-name="gr8" draw:layer="layout" svg:width="0.117cm" svg:height="0.117cm" svg:x="0.181cm" svg:y="0.9cm" svg:viewBox="0 0 118 118" draw:points="118,108 39,24 54,9 0,0 9,54 24,39 108,118">
            <text:p/>
          </draw:polygon>
          <draw:polygon draw:style-name="gr8" draw:layer="layout" svg:width="0.156cm" svg:height="0.059cm" svg:x="0.112cm" svg:y="1.037cm" svg:viewBox="0 0 157 60" draw:points="157,20 44,20 44,0 0,30 44,60 44,40 157,40">
            <text:p/>
          </draw:polygon>
          <draw:polygon draw:style-name="gr8" draw:layer="layout" svg:width="0.117cm" svg:height="0.117cm" svg:x="0.181cm" svg:y="1.115cm" svg:viewBox="0 0 118 118" draw:points="108,0 24,83 9,68 0,118 54,108 39,93 118,14">
            <text:p/>
          </draw:polygon>
          <draw:polygon draw:style-name="gr8" draw:layer="layout" svg:width="0.059cm" svg:height="0.156cm" svg:x="0.318cm" svg:y="1.144cm" svg:viewBox="0 0 60 157" draw:points="20,0 20,112 0,112 30,157 60,112 40,112 40,0">
            <text:p/>
          </draw:polygon>
          <draw:polygon draw:style-name="gr8" draw:layer="layout" svg:width="0.156cm" svg:height="0.059cm" svg:x="0.425cm" svg:y="1.037cm" svg:viewBox="0 0 157 60" draw:points="0,40 112,40 112,60 157,30 112,0 112,20 0,20">
            <text:p/>
          </draw:polygon>
          <draw:polygon draw:style-name="gr8" draw:layer="layout" svg:width="0.117cm" svg:height="0.117cm" svg:x="0.396cm" svg:y="0.9cm" svg:viewBox="0 0 118 118" draw:points="14,118 93,39 108,54 118,0 68,9 83,24 0,108">
            <text:p/>
          </draw:polygon>
          <draw:path draw:style-name="gr11" draw:layer="layout" svg:width="0.235cm" svg:height="0.235cm" svg:x="0.232cm" svg:y="0.948cm" svg:viewBox="0 0 236 236" svg:d="m184 216c54-39 69-113 29-167-34-53-108-63-162-29-53 39-68 113-29 167s108 64 162 29z">
            <text:p/>
          </draw:path>
          <draw:polygon draw:style-name="gr8" draw:layer="layout" svg:width="0.059cm" svg:height="0.156cm" svg:x="0.318cm" svg:y="1.452cm" svg:viewBox="0 0 60 157" draw:points="40,157 40,44 60,44 30,0 0,44 20,44 20,157">
            <text:p/>
          </draw:polygon>
          <draw:polygon draw:style-name="gr8" draw:layer="layout" svg:width="0.117cm" svg:height="0.117cm" svg:x="0.181cm" svg:y="1.521cm" svg:viewBox="0 0 118 118" draw:points="118,103 39,24 54,9 0,0 9,49 24,34 108,118">
            <text:p/>
          </draw:polygon>
          <draw:polygon draw:style-name="gr8" draw:layer="layout" svg:width="0.156cm" svg:height="0.059cm" svg:x="0.112cm" svg:y="1.658cm" svg:viewBox="0 0 157 60" draw:points="157,20 44,20 44,0 0,30 44,60 44,40 157,40">
            <text:p/>
          </draw:polygon>
          <draw:polygon draw:style-name="gr8" draw:layer="layout" svg:width="0.117cm" svg:height="0.117cm" svg:x="0.181cm" svg:y="1.736cm" svg:viewBox="0 0 118 118" draw:points="108,0 24,78 9,63 0,118 54,108 39,93 118,9">
            <text:p/>
          </draw:polygon>
          <draw:polygon draw:style-name="gr8" draw:layer="layout" svg:width="0.059cm" svg:height="0.156cm" svg:x="0.318cm" svg:y="1.765cm" svg:viewBox="0 0 60 157" draw:points="20,0 20,112 0,112 30,157 60,112 40,112 40,0">
            <text:p/>
          </draw:polygon>
          <draw:polygon draw:style-name="gr8" draw:layer="layout" svg:width="0.117cm" svg:height="0.117cm" svg:x="0.396cm" svg:y="1.736cm" svg:viewBox="0 0 118 118" draw:points="0,9 83,93 68,108 118,118 108,63 93,78 14,0">
            <text:p/>
          </draw:polygon>
          <draw:polygon draw:style-name="gr8" draw:layer="layout" svg:width="0.156cm" svg:height="0.059cm" svg:x="0.425cm" svg:y="1.658cm" svg:viewBox="0 0 157 60" draw:points="0,40 112,40 112,60 157,30 112,0 112,20 0,20">
            <text:p/>
          </draw:polygon>
          <draw:path draw:style-name="gr11" draw:layer="layout" svg:width="0.235cm" svg:height="0.235cm" svg:x="0.232cm" svg:y="1.567cm" svg:viewBox="0 0 236 236" svg:d="m184 213c54-34 69-108 29-162-34-53-108-68-162-29s-68 108-29 162 108 69 162 29z">
            <text:p/>
          </draw:path>
          <draw:polygon draw:style-name="gr8" draw:layer="layout" svg:width="0.059cm" svg:height="0.156cm" svg:x="0.939cm" svg:y="0.831cm" svg:viewBox="0 0 60 157" draw:points="40,157 40,44 60,44 30,0 0,44 20,44 20,157">
            <text:p/>
          </draw:polygon>
          <draw:polygon draw:style-name="gr8" draw:layer="layout" svg:width="0.117cm" svg:height="0.117cm" svg:x="0.802cm" svg:y="0.9cm" svg:viewBox="0 0 118 118" draw:points="118,108 34,24 49,9 0,0 9,54 24,39 103,118">
            <text:p/>
          </draw:polygon>
          <draw:polygon draw:style-name="gr8" draw:layer="layout" svg:width="0.156cm" svg:height="0.059cm" svg:x="0.733cm" svg:y="1.037cm" svg:viewBox="0 0 157 60" draw:points="157,20 44,20 44,0 0,30 44,60 44,40 157,40">
            <text:p/>
          </draw:polygon>
          <draw:polygon draw:style-name="gr8" draw:layer="layout" svg:width="0.059cm" svg:height="0.156cm" svg:x="0.939cm" svg:y="1.144cm" svg:viewBox="0 0 60 157" draw:points="20,0 20,112 0,112 30,157 60,112 40,112 40,0">
            <text:p/>
          </draw:polygon>
          <draw:polygon draw:style-name="gr8" draw:layer="layout" svg:width="0.117cm" svg:height="0.117cm" svg:x="1.017cm" svg:y="1.115cm" svg:viewBox="0 0 118 118" draw:points="0,14 78,93 63,108 118,118 108,68 93,83 9,0">
            <text:p/>
          </draw:polygon>
          <draw:polygon draw:style-name="gr8" draw:layer="layout" svg:width="0.156cm" svg:height="0.059cm" svg:x="1.046cm" svg:y="1.037cm" svg:viewBox="0 0 157 60" draw:points="0,40 112,40 112,60 157,30 112,0 112,20 0,20">
            <text:p/>
          </draw:polygon>
          <draw:polygon draw:style-name="gr8" draw:layer="layout" svg:width="0.117cm" svg:height="0.117cm" svg:x="1.017cm" svg:y="0.9cm" svg:viewBox="0 0 118 118" draw:points="9,118 93,39 108,54 118,0 63,9 78,24 0,108">
            <text:p/>
          </draw:polygon>
          <draw:path draw:style-name="gr11" draw:layer="layout" svg:width="0.234cm" svg:height="0.236cm" svg:x="0.853cm" svg:y="0.948cm" svg:viewBox="0 0 235 237" svg:d="m183 216c54-39 69-113 29-167s-112-63-166-29c-48 39-63 113-25 167 34 54 108 64 162 29z">
            <text:p/>
          </draw:path>
          <draw:polygon draw:style-name="gr8" draw:layer="layout" svg:width="0.059cm" svg:height="0.156cm" svg:x="0.939cm" svg:y="1.452cm" svg:viewBox="0 0 60 157" draw:points="40,157 40,44 60,44 30,0 0,44 20,44 20,157">
            <text:p/>
          </draw:polygon>
          <draw:polygon draw:style-name="gr8" draw:layer="layout" svg:width="0.156cm" svg:height="0.059cm" svg:x="0.733cm" svg:y="1.658cm" svg:viewBox="0 0 157 60" draw:points="157,20 44,20 44,0 0,30 44,60 44,40 157,40">
            <text:p/>
          </draw:polygon>
          <draw:polygon draw:style-name="gr8" draw:layer="layout" svg:width="0.117cm" svg:height="0.117cm" svg:x="0.802cm" svg:y="1.736cm" svg:viewBox="0 0 118 118" draw:points="103,0 24,78 9,63 0,118 49,108 34,93 118,9">
            <text:p/>
          </draw:polygon>
          <draw:polygon draw:style-name="gr8" draw:layer="layout" svg:width="0.059cm" svg:height="0.156cm" svg:x="0.939cm" svg:y="1.765cm" svg:viewBox="0 0 60 157" draw:points="20,0 20,112 0,112 30,157 60,112 40,112 40,0">
            <text:p/>
          </draw:polygon>
          <draw:polygon draw:style-name="gr8" draw:layer="layout" svg:width="0.117cm" svg:height="0.117cm" svg:x="1.017cm" svg:y="1.736cm" svg:viewBox="0 0 118 118" draw:points="0,9 78,93 63,108 118,118 108,63 93,78 9,0">
            <text:p/>
          </draw:polygon>
          <draw:polygon draw:style-name="gr8" draw:layer="layout" svg:width="0.156cm" svg:height="0.059cm" svg:x="1.046cm" svg:y="1.658cm" svg:viewBox="0 0 157 60" draw:points="0,40 112,40 112,60 157,30 112,0 112,20 0,20">
            <text:p/>
          </draw:polygon>
          <draw:polygon draw:style-name="gr8" draw:layer="layout" svg:width="0.117cm" svg:height="0.117cm" svg:x="1.017cm" svg:y="1.521cm" svg:viewBox="0 0 118 118" draw:points="9,118 93,34 108,49 118,0 63,9 78,24 0,103">
            <text:p/>
          </draw:polygon>
          <draw:path draw:style-name="gr11" draw:layer="layout" svg:width="0.234cm" svg:height="0.235cm" svg:x="0.853cm" svg:y="1.567cm" svg:viewBox="0 0 235 236" svg:d="m183 213c54-34 69-108 29-162s-112-68-166-29c-48 39-63 108-25 162 34 54 108 69 162 2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Virtual Layer Switch</dc:title>
    <meta:creation-date>2011-02-07T16:36:20</meta:creation-date>
    <meta:editing-duration>P0D</meta:editing-duration>
    <meta:editing-cycles>1</meta:editing-cycles>
    <meta:document-statistic meta:object-count="69"/>
    <meta:generator>OpenOffice.org/3.3$Linux OpenOffice.org_project/330m20$Build-9567</meta:generator>
  </office:meta>
</office:document-meta>
</file>